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2*"/>
    </style:style>
    <style:style style:name="Table1.B" style:family="table-column">
      <style:table-column-properties style:column-width="3.401cm" style:rel-column-width="13109*"/>
    </style:style>
    <style:style style:name="Table1.D" style:family="table-column">
      <style:table-column-properties style:column-width="3.403cm" style:rel-column-width="13116*"/>
    </style:style>
    <style:style style:name="Table1.E" style:family="table-column">
      <style:table-column-properties style:column-width="3.399cm" style:rel-column-width="131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4.706cm"/>
    </style:style>
    <style:style style:name="Table2.B" style:family="table-column">
      <style:table-column-properties style:column-width="3.496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1.984cm"/>
    </style:style>
    <style:style style:name="Table2.E" style:family="table-column">
      <style:table-column-properties style:column-width="3.1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4.706cm"/>
    </style:style>
    <style:style style:name="Table3.B" style:family="table-column">
      <style:table-column-properties style:column-width="3.496cm"/>
    </style:style>
    <style:style style:name="Table3.C" style:family="table-column">
      <style:table-column-properties style:column-width="3.704cm"/>
    </style:style>
    <style:style style:name="Table3.D" style:family="table-column">
      <style:table-column-properties style:column-width="1.984cm"/>
    </style:style>
    <style:style style:name="Table3.E" style:family="table-column">
      <style:table-column-properties style:column-width="3.1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5.897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3.7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>
      <style:text-properties fo:color="#2b511a" officeooo:rsid="00965a6a" officeooo:paragraph-rsid="00965a6a" fo:background-color="transparent"/>
    </style:style>
    <style:style style:name="P4" style:family="paragraph" style:parent-style-name="Standard">
      <style:text-properties officeooo:rsid="00927b21" officeooo:paragraph-rsid="00927b21"/>
    </style:style>
    <style:style style:name="P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ec5a0" officeooo:paragraph-rsid="000ec5a0"/>
    </style:style>
    <style:style style:name="P7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fo:font-size="16pt" fo:font-style="normal" fo:font-weight="bold" officeooo:rsid="00a6b4ef" officeooo:paragraph-rsid="00d79d8e" fo:background-color="transparent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font-style="italic" officeooo:rsid="00a85594" officeooo:paragraph-rsid="00a85594" style:font-style-asian="italic" style:font-style-complex="italic"/>
    </style:style>
    <style:style style:name="P11" style:family="paragraph" style:parent-style-name="Table_20_Contents">
      <style:text-properties fo:font-size="14pt" officeooo:rsid="00d99345" officeooo:paragraph-rsid="00d99345" style:font-size-asian="14pt" style:font-size-complex="14pt"/>
    </style:style>
    <style:style style:name="P12" style:family="paragraph" style:parent-style-name="Table_20_Contents">
      <style:text-properties fo:font-size="14pt" officeooo:rsid="00d99345" officeooo:paragraph-rsid="00dc2b16" style:font-size-asian="14pt" style:font-size-complex="14pt"/>
    </style:style>
    <style:style style:name="P13" style:family="paragraph" style:parent-style-name="Table_20_Contents">
      <style:text-properties fo:font-size="12pt" officeooo:rsid="00d99345" officeooo:paragraph-rsid="00d99345" style:font-size-asian="12pt" style:font-size-complex="12pt"/>
    </style:style>
    <style:style style:name="P14" style:family="paragraph" style:parent-style-name="Table_20_Contents">
      <style:text-properties fo:font-size="12pt" officeooo:rsid="00d99345" officeooo:paragraph-rsid="00db1df1" style:font-size-asian="12pt" style:font-size-complex="12pt"/>
    </style:style>
    <style:style style:name="P15" style:family="paragraph" style:parent-style-name="Table_20_Contents">
      <style:text-properties fo:font-size="12pt" officeooo:rsid="00db1df1" officeooo:paragraph-rsid="00db1df1" style:font-size-asian="12pt" style:font-size-complex="12pt"/>
    </style:style>
    <style:style style:name="P16" style:family="paragraph" style:parent-style-name="Table_20_Contents">
      <style:text-properties fo:font-size="12pt" officeooo:rsid="00db9d95" officeooo:paragraph-rsid="00db9d95" style:font-size-asian="12pt" style:font-size-complex="12pt"/>
    </style:style>
    <style:style style:name="P17" style:family="paragraph" style:parent-style-name="Table_20_Contents">
      <style:text-properties fo:font-size="12pt" officeooo:rsid="00dc2b16" officeooo:paragraph-rsid="00dc2b16" style:font-size-asian="12pt" style:font-size-complex="12pt"/>
    </style:style>
    <style:style style:name="P18" style:family="paragraph" style:parent-style-name="Table_20_Contents">
      <style:text-properties fo:font-size="12pt" officeooo:rsid="00dde174" officeooo:paragraph-rsid="00dde174" style:font-size-asian="12pt" style:font-size-complex="12pt"/>
    </style:style>
    <style:style style:name="P19" style:family="paragraph" style:parent-style-name="Table_20_Contents">
      <style:text-properties fo:font-size="12pt" officeooo:rsid="00e5d1a9" officeooo:paragraph-rsid="00e5d1a9" style:font-size-asian="12pt" style:font-size-complex="12pt"/>
    </style:style>
    <style:style style:name="P20" style:family="paragraph" style:parent-style-name="Table_20_Contents">
      <style:text-properties fo:font-size="12pt" officeooo:rsid="00df6d32" officeooo:paragraph-rsid="00df6d32" fo:background-color="#cccccc" style:font-size-asian="12pt" style:font-size-complex="12pt"/>
    </style:style>
    <style:style style:name="P21" style:family="paragraph" style:parent-style-name="Table_20_Contents">
      <style:text-properties fo:font-size="11pt" officeooo:rsid="00d99345" officeooo:paragraph-rsid="00d99345" style:font-size-asian="11pt" style:font-size-complex="11pt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officeooo:paragraph-rsid="00db1df1" style:font-size-asian="10pt" style:font-size-complex="10pt"/>
    </style:style>
    <style:style style:name="P24" style:family="paragraph" style:parent-style-name="Table_20_Contents">
      <style:text-properties fo:font-size="10pt" officeooo:paragraph-rsid="00e5d1a9" style:font-size-asian="10pt" style:font-size-complex="10pt"/>
    </style:style>
    <style:style style:name="P25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26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27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28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29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30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31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32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33" style:family="paragraph" style:parent-style-name="Standard" style:list-style-name="L2">
      <style:text-properties fo:color="#2b511a" fo:font-weight="normal" officeooo:rsid="00bc799f" officeooo:paragraph-rsid="00cdfac2" style:font-weight-asian="normal" style:font-weight-complex="normal"/>
    </style:style>
    <style:style style:name="P34" style:family="paragraph" style:parent-style-name="Standard" style:list-style-name="L2">
      <style:text-properties fo:color="#2b511a" fo:font-weight="normal" officeooo:rsid="00d0281c" officeooo:paragraph-rsid="00d0281c" style:font-weight-asian="normal" style:font-weight-complex="normal"/>
    </style:style>
    <style:style style:name="P35" style:family="paragraph" style:parent-style-name="Standard" style:list-style-name="L2">
      <style:text-properties fo:color="#2b511a" fo:font-weight="normal" officeooo:rsid="00c0c802" officeooo:paragraph-rsid="00ca3572" style:font-weight-asian="normal" style:font-weight-complex="normal"/>
    </style:style>
    <style:style style:name="P36" style:family="paragraph" style:parent-style-name="Standard" style:list-style-name="L2">
      <style:text-properties fo:color="#2b511a" fo:font-weight="normal" officeooo:rsid="00ad251c" officeooo:paragraph-rsid="00bc799f" style:font-weight-asian="normal" style:font-weight-complex="normal"/>
    </style:style>
    <style:style style:name="P37" style:family="paragraph" style:parent-style-name="Standard" style:list-style-name="L2">
      <style:text-properties fo:color="#2b511a" fo:font-weight="normal" officeooo:rsid="00b1db17" officeooo:paragraph-rsid="00b1db17" fo:background-color="transparent" style:font-weight-asian="normal" style:font-weight-complex="normal"/>
    </style:style>
    <style:style style:name="P38" style:family="paragraph" style:parent-style-name="Standard" style:list-style-name="L2">
      <style:text-properties fo:color="#2b511a" fo:font-weight="normal" officeooo:rsid="00b1db17" officeooo:paragraph-rsid="00b59cac" fo:background-color="transparent" style:font-weight-asian="normal" style:font-weight-complex="normal"/>
    </style:style>
    <style:style style:name="P39" style:family="paragraph" style:parent-style-name="Standard" style:list-style-name="L2">
      <style:text-properties fo:color="#2b511a" fo:font-weight="normal" officeooo:rsid="00b1db17" officeooo:paragraph-rsid="00b5ef85" fo:background-color="transparent" style:font-weight-asian="normal" style:font-weight-complex="normal"/>
    </style:style>
    <style:style style:name="P40" style:family="paragraph" style:parent-style-name="Standard" style:list-style-name="L2">
      <style:text-properties fo:color="#2b511a" fo:font-weight="normal" officeooo:rsid="00b6cd20" officeooo:paragraph-rsid="00b5ef85" fo:background-color="transparent" style:font-weight-asian="normal" style:font-weight-complex="normal"/>
    </style:style>
    <style:style style:name="P41" style:family="paragraph" style:parent-style-name="Standard" style:list-style-name="L2">
      <style:text-properties fo:color="#2b511a" fo:font-weight="normal" officeooo:rsid="00179ad9" officeooo:paragraph-rsid="00bb9860" fo:background-color="transparent" style:font-weight-asian="normal" style:font-weight-complex="normal"/>
    </style:style>
    <style:style style:name="P42" style:family="paragraph" style:parent-style-name="Standard" style:list-style-name="L2">
      <style:text-properties fo:color="#2b511a" fo:font-weight="normal" officeooo:rsid="00bf7abd" officeooo:paragraph-rsid="00bf7abd" fo:background-color="transparent" style:font-weight-asian="normal" style:font-weight-complex="normal"/>
    </style:style>
    <style:style style:name="P43" style:family="paragraph" style:parent-style-name="Standard" style:list-style-name="L2">
      <style:text-properties fo:color="#2b511a" fo:font-weight="normal" officeooo:rsid="00ad251c" officeooo:paragraph-rsid="00bc799f" fo:background-color="transparent" style:font-weight-asian="normal" style:font-weight-complex="normal"/>
    </style:style>
    <style:style style:name="P44" style:family="paragraph" style:parent-style-name="Standard" style:list-style-name="L2">
      <style:text-properties fo:color="#2b511a" fo:font-weight="normal" officeooo:rsid="00bee14a" officeooo:paragraph-rsid="00cc7209" fo:background-color="transparent" style:font-weight-asian="normal" style:font-weight-complex="normal"/>
    </style:style>
    <style:style style:name="P45" style:family="paragraph" style:parent-style-name="Standard" style:list-style-name="L2">
      <style:text-properties fo:color="#2b511a" fo:font-weight="normal" officeooo:rsid="00bc799f" officeooo:paragraph-rsid="00bc799f" fo:background-color="transparent" style:font-weight-asian="normal" style:font-weight-complex="normal"/>
    </style:style>
    <style:style style:name="P46" style:family="paragraph" style:parent-style-name="Standard" style:list-style-name="L2">
      <style:text-properties fo:color="#2b511a" officeooo:rsid="00a6b4ef" officeooo:paragraph-rsid="00a6b4ef"/>
    </style:style>
    <style:style style:name="P47" style:family="paragraph" style:parent-style-name="Standard" style:list-style-name="L2">
      <style:text-properties fo:color="#2b511a" officeooo:rsid="00a6b4ef" officeooo:paragraph-rsid="00d78dc8"/>
    </style:style>
    <style:style style:name="P48" style:family="paragraph" style:parent-style-name="Standard" style:list-style-name="L2">
      <style:text-properties officeooo:paragraph-rsid="00c7482f"/>
    </style:style>
    <style:style style:name="P49" style:family="paragraph" style:parent-style-name="Standard" style:list-style-name="L2">
      <style:text-properties officeooo:rsid="0096092e" officeooo:paragraph-rsid="00a6b4ef"/>
    </style:style>
    <style:style style:name="P50" style:family="paragraph" style:parent-style-name="Standard" style:list-style-name="L2">
      <style:text-properties officeooo:rsid="00c9508d" officeooo:paragraph-rsid="00c9508d"/>
    </style:style>
    <style:style style:name="P51" style:family="paragraph" style:parent-style-name="Standard" style:list-style-name="L2">
      <style:text-properties style:text-line-through-style="solid" style:text-line-through-type="single" officeooo:rsid="00179ad9" officeooo:paragraph-rsid="00179ad9"/>
    </style:style>
    <style:style style:name="P52" style:family="paragraph" style:parent-style-name="Standard" style:list-style-name="L2">
      <style:text-properties officeooo:rsid="00179ad9" officeooo:paragraph-rsid="0093e80e"/>
    </style:style>
    <style:style style:name="P53" style:family="paragraph" style:parent-style-name="Standard" style:list-style-name="L2">
      <style:text-properties officeooo:rsid="00a6b4ef" officeooo:paragraph-rsid="00d78dc8"/>
    </style:style>
    <style:style style:name="P54" style:family="paragraph" style:parent-style-name="Standard" style:list-style-name="L2">
      <style:text-properties officeooo:rsid="00a6b4ef" officeooo:paragraph-rsid="00c4ce09"/>
    </style:style>
    <style:style style:name="P55" style:family="paragraph" style:parent-style-name="Standard" style:list-style-name="L2">
      <style:text-properties officeooo:rsid="00a6b4ef" officeooo:paragraph-rsid="00c5ab5f"/>
    </style:style>
    <style:style style:name="P56" style:family="paragraph" style:parent-style-name="Standard" style:list-style-name="L2">
      <style:text-properties fo:font-style="italic" officeooo:rsid="00a6b4ef" officeooo:paragraph-rsid="00a6b4ef" style:font-style-asian="italic" style:font-style-complex="italic"/>
    </style:style>
    <style:style style:name="P57" style:family="paragraph" style:parent-style-name="Standard" style:list-style-name="L2">
      <style:text-properties fo:font-style="italic" officeooo:rsid="00a85594" officeooo:paragraph-rsid="00a85594" style:font-style-asian="italic" style:font-style-complex="italic"/>
    </style:style>
    <style:style style:name="P58" style:family="paragraph" style:parent-style-name="Standard"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text-properties fo:color="#000000" fo:font-size="16pt" fo:font-style="normal" fo:font-weight="bold" officeooo:rsid="00d99345" officeooo:paragraph-rsid="00ecf6f1" fo:background-color="transparent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text-properties fo:color="#000000" fo:font-size="13pt" fo:font-style="normal" fo:font-weight="bold" officeooo:rsid="00e98927" officeooo:paragraph-rsid="00e98927" fo:background-color="transparent" style:font-size-asian="13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text-properties officeooo:paragraph-rsid="00e98927"/>
    </style:style>
    <style:style style:name="P62" style:family="paragraph" style:parent-style-name="Standard">
      <style:text-properties officeooo:rsid="00ebd9a3" officeooo:paragraph-rsid="00ebd9a3"/>
    </style:style>
    <style:style style:name="P63" style:family="paragraph" style:parent-style-name="Standard" style:list-style-name="L3">
      <style:text-properties officeooo:rsid="00ebd9a3" officeooo:paragraph-rsid="00ebd9a3"/>
    </style:style>
    <style:style style:name="P64" style:family="paragraph" style:parent-style-name="Standard">
      <style:text-properties officeooo:rsid="00d99345" officeooo:paragraph-rsid="00ecf6f1"/>
    </style:style>
    <style:style style:name="P65" style:family="paragraph" style:parent-style-name="Standard">
      <style:paragraph-properties fo:break-before="page"/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Table_20_Contents">
      <style:text-properties fo:font-size="14pt" officeooo:rsid="00d99345" officeooo:paragraph-rsid="00d99345" style:font-size-asian="14pt" style:font-size-complex="14pt"/>
    </style:style>
    <style:style style:name="P67" style:family="paragraph" style:parent-style-name="Table_20_Contents">
      <style:text-properties fo:font-size="14pt" officeooo:rsid="00d99345" officeooo:paragraph-rsid="00e6b6b6" style:font-size-asian="14pt" style:font-size-complex="14pt"/>
    </style:style>
    <style:style style:name="P68" style:family="paragraph" style:parent-style-name="Table_20_Contents">
      <style:text-properties fo:font-size="14pt" officeooo:rsid="00d99345" officeooo:paragraph-rsid="00e734a4" style:font-size-asian="14pt" style:font-size-complex="14pt"/>
    </style:style>
    <style:style style:name="P69" style:family="paragraph" style:parent-style-name="Table_20_Contents">
      <style:text-properties fo:font-size="14pt" officeooo:rsid="00d99345" officeooo:paragraph-rsid="00ecf6f1" style:font-size-asian="14pt" style:font-size-complex="14pt"/>
    </style:style>
    <style:style style:name="P70" style:family="paragraph" style:parent-style-name="Table_20_Contents">
      <style:text-properties fo:font-size="14pt" officeooo:rsid="00d99345" officeooo:paragraph-rsid="00f09a87" style:font-size-asian="14pt" style:font-size-complex="14pt"/>
    </style:style>
    <style:style style:name="P71" style:family="paragraph" style:parent-style-name="Table_20_Contents">
      <style:text-properties fo:font-size="14pt" officeooo:rsid="00e6b6b6" officeooo:paragraph-rsid="00e6b6b6" style:font-size-asian="14pt" style:font-size-complex="14pt"/>
    </style:style>
    <style:style style:name="P72" style:family="paragraph" style:parent-style-name="Table_20_Contents">
      <style:text-properties fo:font-size="14pt" officeooo:rsid="00e6b6b6" officeooo:paragraph-rsid="00ecf6f1" style:font-size-asian="14pt" style:font-size-complex="14pt"/>
    </style:style>
    <style:style style:name="P73" style:family="paragraph" style:parent-style-name="Table_20_Contents">
      <style:text-properties fo:font-size="11pt" officeooo:rsid="00d99345" officeooo:paragraph-rsid="00d99345" style:font-size-asian="11pt" style:font-size-complex="11pt"/>
    </style:style>
    <style:style style:name="P74" style:family="paragraph" style:parent-style-name="Table_20_Contents">
      <style:text-properties fo:font-size="11pt" officeooo:rsid="00d99345" officeooo:paragraph-rsid="00ecf6f1" style:font-size-asian="11pt" style:font-size-complex="11pt"/>
    </style:style>
    <style:style style:name="P75" style:family="paragraph" style:parent-style-name="Table_20_Contents">
      <style:text-properties fo:color="#000000" fo:font-size="14pt" fo:font-style="normal" fo:font-weight="bold" officeooo:rsid="00d99345" officeooo:paragraph-rsid="00e6b6b6" fo:background-color="transparent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Table_20_Contents">
      <style:text-properties fo:color="#000000" fo:font-size="14pt" fo:font-style="normal" fo:font-weight="bold" officeooo:rsid="00d99345" officeooo:paragraph-rsid="00ecf6f1" fo:background-color="transparent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Table_20_Contents">
      <style:text-properties fo:font-size="10pt" officeooo:paragraph-rsid="00e6b6b6" style:font-size-asian="10pt" style:font-size-complex="10pt"/>
    </style:style>
    <style:style style:name="P78" style:family="paragraph" style:parent-style-name="Table_20_Contents">
      <style:text-properties fo:font-size="10pt" officeooo:paragraph-rsid="00ecf6f1" style:font-size-asian="10pt" style:font-size-complex="10pt"/>
    </style:style>
    <style:style style:name="P79" style:family="paragraph" style:parent-style-name="Table_20_Contents">
      <style:text-properties fo:font-size="10pt" officeooo:paragraph-rsid="00ef3be9" style:font-size-asian="10pt" style:font-size-complex="10pt"/>
    </style:style>
    <style:style style:name="P80" style:family="paragraph" style:parent-style-name="Table_20_Contents">
      <style:text-properties fo:font-size="10pt" officeooo:paragraph-rsid="00e98927" fo:background-color="#dddddd" style:font-size-asian="10pt" style:font-size-complex="10pt"/>
    </style:style>
    <style:style style:name="P81" style:family="paragraph" style:parent-style-name="Table_20_Contents">
      <style:text-properties fo:font-size="12pt" officeooo:rsid="00e6b6b6" officeooo:paragraph-rsid="00e6b6b6" style:font-size-asian="12pt" style:font-size-complex="12pt"/>
    </style:style>
    <style:style style:name="P82" style:family="paragraph" style:parent-style-name="Table_20_Contents">
      <style:text-properties fo:font-size="12pt" officeooo:rsid="00e734a4" officeooo:paragraph-rsid="00e734a4" style:font-size-asian="12pt" style:font-size-complex="12pt"/>
    </style:style>
    <style:style style:name="P83" style:family="paragraph" style:parent-style-name="Table_20_Contents">
      <style:text-properties fo:font-size="12pt" officeooo:rsid="00e734a4" officeooo:paragraph-rsid="00ecf6f1" style:font-size-asian="12pt" style:font-size-complex="12pt"/>
    </style:style>
    <style:style style:name="P84" style:family="paragraph" style:parent-style-name="Table_20_Contents">
      <style:text-properties fo:font-size="12pt" officeooo:rsid="00e734a4" officeooo:paragraph-rsid="00f25bd5" style:font-size-asian="12pt" style:font-size-complex="12pt"/>
    </style:style>
    <style:style style:name="P85" style:family="paragraph" style:parent-style-name="Table_20_Contents">
      <style:text-properties fo:font-size="12pt" officeooo:rsid="00db9d95" officeooo:paragraph-rsid="00db9d95" style:font-size-asian="12pt" style:font-size-complex="12pt"/>
    </style:style>
    <style:style style:name="P86" style:family="paragraph" style:parent-style-name="Table_20_Contents">
      <style:text-properties fo:font-size="12pt" officeooo:rsid="00db9d95" officeooo:paragraph-rsid="00f25bd5" style:font-size-asian="12pt" style:font-size-complex="12pt"/>
    </style:style>
    <style:style style:name="P87" style:family="paragraph" style:parent-style-name="Table_20_Contents">
      <style:text-properties fo:font-size="12pt" officeooo:rsid="00d99345" officeooo:paragraph-rsid="00e734a4" style:font-size-asian="12pt" style:font-size-complex="12pt"/>
    </style:style>
    <style:style style:name="P88" style:family="paragraph" style:parent-style-name="Table_20_Contents" style:list-style-name="L3">
      <style:text-properties fo:font-size="12pt" officeooo:rsid="00d99345" officeooo:paragraph-rsid="00ee2b61" style:font-size-asian="12pt" style:font-size-complex="12pt"/>
    </style:style>
    <style:style style:name="P89" style:family="paragraph" style:parent-style-name="Table_20_Contents">
      <style:text-properties fo:font-size="12pt" officeooo:rsid="00d99345" officeooo:paragraph-rsid="00f25bd5" style:font-size-asian="12pt" style:font-size-complex="12pt"/>
    </style:style>
    <style:style style:name="P90" style:family="paragraph" style:parent-style-name="Table_20_Contents">
      <style:text-properties fo:font-size="12pt" officeooo:rsid="00ee2b61" officeooo:paragraph-rsid="00ee2b61" style:font-size-asian="12pt" style:font-size-complex="12pt"/>
    </style:style>
    <style:style style:name="P91" style:family="paragraph" style:parent-style-name="Table_20_Contents" style:list-style-name="L4">
      <style:text-properties fo:font-size="12pt" officeooo:rsid="00ee2b61" officeooo:paragraph-rsid="00ee2b61" style:font-size-asian="12pt" style:font-size-complex="12pt"/>
    </style:style>
    <style:style style:name="P92" style:family="paragraph" style:parent-style-name="Table_20_Contents" style:list-style-name="L4">
      <style:text-properties fo:font-size="12pt" officeooo:rsid="00ef3be9" officeooo:paragraph-rsid="00ef3be9" style:font-size-asian="12pt" style:font-size-complex="12pt"/>
    </style:style>
    <style:style style:name="P93" style:family="paragraph" style:parent-style-name="Table_20_Contents">
      <style:text-properties fo:font-size="12pt" officeooo:rsid="00ef3be9" officeooo:paragraph-rsid="00ef3be9" style:font-size-asian="12pt" style:font-size-complex="12pt"/>
    </style:style>
    <style:style style:name="P94" style:family="paragraph" style:parent-style-name="Table_20_Contents">
      <style:text-properties fo:font-size="12pt" officeooo:rsid="00f25bd5" officeooo:paragraph-rsid="00f25bd5" style:font-size-asian="12pt" style:font-size-complex="12pt"/>
    </style:style>
    <style:style style:name="P95" style:family="paragraph" style:parent-style-name="Table_20_Contents">
      <style:text-properties fo:font-size="12pt" officeooo:rsid="00db9d95" officeooo:paragraph-rsid="00e98927" fo:background-color="#dddddd" style:font-size-asian="12pt" style:font-size-complex="12pt"/>
    </style:style>
    <style:style style:name="P96" style:family="paragraph" style:parent-style-name="Table_20_Contents">
      <style:text-properties fo:font-size="12pt" officeooo:rsid="00e6b6b6" officeooo:paragraph-rsid="00e98927" fo:background-color="#dddddd" style:font-size-asian="12pt" style:font-size-complex="12pt"/>
    </style:style>
    <style:style style:name="P97" style:family="paragraph" style:parent-style-name="Table_20_Contents">
      <style:text-properties fo:font-size="12pt" officeooo:rsid="00e734a4" officeooo:paragraph-rsid="00e98927" fo:background-color="#dddddd" style:font-size-asian="12pt" style:font-size-complex="12pt"/>
    </style:style>
    <style:style style:name="P98" style:family="paragraph" style:parent-style-name="Table_20_Contents">
      <style:text-properties fo:font-size="12pt" officeooo:rsid="00f25bd5" officeooo:paragraph-rsid="00f25bd5" fo:background-color="transparent" style:font-size-asian="12pt" style:font-size-complex="12pt"/>
    </style:style>
    <style:style style:name="P99" style:family="paragraph" style:parent-style-name="Table_20_Contents">
      <style:text-properties fo:font-size="12pt" officeooo:rsid="00e734a4" officeooo:paragraph-rsid="00f25bd5" fo:background-color="transparent" style:font-size-asian="12pt" style:font-size-complex="12pt"/>
    </style:style>
    <style:style style:name="P100" style:family="paragraph" style:parent-style-name="Table_20_Contents" style:list-style-name="L6">
      <style:text-properties officeooo:paragraph-rsid="00ef3be9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officeooo:rsid="009335f8"/>
    </style:style>
    <style:style style:name="T5" style:family="text">
      <style:text-properties officeooo:rsid="0094a1f0"/>
    </style:style>
    <style:style style:name="T6" style:family="text">
      <style:text-properties officeooo:rsid="0094d20f"/>
    </style:style>
    <style:style style:name="T7" style:family="text">
      <style:text-properties officeooo:rsid="00983909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ad251c" fo:background-color="transparent" loext:char-shading-value="0"/>
    </style:style>
    <style:style style:name="T10" style:family="text">
      <style:text-properties officeooo:rsid="00c0d841" fo:background-color="transparent" loext:char-shading-value="0"/>
    </style:style>
    <style:style style:name="T11" style:family="text">
      <style:text-properties officeooo:rsid="00cdfac2" fo:background-color="transparent" loext:char-shading-value="0"/>
    </style:style>
    <style:style style:name="T12" style:family="text">
      <style:text-properties officeooo:rsid="00bee14a" fo:background-color="transparent" loext:char-shading-value="0"/>
    </style:style>
    <style:style style:name="T13" style:family="text">
      <style:text-properties officeooo:rsid="00bc799f" fo:background-color="transparent" loext:char-shading-value="0"/>
    </style:style>
    <style:style style:name="T14" style:family="text">
      <style:text-properties officeooo:rsid="00d3235b" fo:background-color="transparent" loext:char-shading-value="0"/>
    </style:style>
    <style:style style:name="T15" style:family="text">
      <style:text-properties fo:color="#2b511a" fo:background-color="transparent" loext:char-shading-value="0"/>
    </style:style>
    <style:style style:name="T16" style:family="text">
      <style:text-properties fo:color="#2b511a" fo:font-weight="normal" fo:background-color="transparent" loext:char-shading-value="0" style:font-weight-asian="normal" style:font-weight-complex="normal"/>
    </style:style>
    <style:style style:name="T17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18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19" style:family="text">
      <style:text-properties fo:color="#2b511a" fo:font-weight="normal" officeooo:rsid="00bc799f" fo:background-color="transparent" loext:char-shading-value="0" style:font-weight-asian="normal" style:font-weight-complex="normal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officeooo:rsid="009de8de"/>
    </style:style>
    <style:style style:name="T22" style:family="text">
      <style:text-properties officeooo:rsid="009f81fd"/>
    </style:style>
    <style:style style:name="T23" style:family="text">
      <style:text-properties officeooo:rsid="00ad2675"/>
    </style:style>
    <style:style style:name="T24" style:family="text">
      <style:text-properties officeooo:rsid="00af8ac5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bab592" style:font-style-asian="italic" style:font-style-complex="italic"/>
    </style:style>
    <style:style style:name="T27" style:family="text">
      <style:text-properties officeooo:rsid="00c2cb1b"/>
    </style:style>
    <style:style style:name="T28" style:family="text">
      <style:text-properties officeooo:rsid="00179ad9"/>
    </style:style>
    <style:style style:name="T29" style:family="text">
      <style:text-properties officeooo:rsid="00c7482f"/>
    </style:style>
    <style:style style:name="T30" style:family="text">
      <style:text-properties officeooo:rsid="00db1df1"/>
    </style:style>
    <style:style style:name="T31" style:family="text">
      <style:text-properties officeooo:rsid="00dc2b16"/>
    </style:style>
    <style:style style:name="T32" style:family="text">
      <style:text-properties officeooo:rsid="00dde174"/>
    </style:style>
    <style:style style:name="T33" style:family="text">
      <style:text-properties officeooo:rsid="00e5d1a9"/>
    </style:style>
    <style:style style:name="T34" style:family="text">
      <style:text-properties officeooo:rsid="00e6b6b6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officeooo:rsid="00e6b6b6" style:font-size-asian="11pt" style:font-size-complex="11pt"/>
    </style:style>
    <style:style style:name="T37" style:family="text">
      <style:text-properties fo:font-size="11pt" officeooo:rsid="00e734a4" style:font-size-asian="11pt" style:font-size-complex="11pt"/>
    </style:style>
    <style:style style:name="T38" style:family="text">
      <style:text-properties officeooo:rsid="00e734a4"/>
    </style:style>
    <style:style style:name="T39" style:family="text">
      <style:text-properties officeooo:rsid="00ea16f4"/>
    </style:style>
    <style:style style:name="T40" style:family="text">
      <style:text-properties fo:color="#000000" fo:font-size="16pt" fo:font-style="normal" fo:font-weight="bold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fo:color="#000000" fo:font-size="16pt" fo:font-style="normal" fo:font-weight="bold" officeooo:rsid="00e6b6b6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color="#000000" fo:font-size="16pt" fo:font-style="normal" fo:font-weight="bold" officeooo:rsid="00ecf6f1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color="#000000" fo:font-size="16pt" fo:font-style="normal" fo:font-weight="bold" officeooo:rsid="00ef3be9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officeooo:rsid="00ee2b61"/>
    </style:style>
    <style:style style:name="T45" style:family="text">
      <style:text-properties officeooo:rsid="00ef3be9"/>
    </style:style>
    <style:style style:name="T46" style:family="text">
      <style:text-properties fo:font-size="12pt" officeooo:rsid="00ef3be9" style:font-size-asian="12pt" style:font-size-complex="12pt"/>
    </style:style>
    <style:style style:name="T47" style:family="text">
      <style:text-properties officeooo:rsid="00f25bd5"/>
    </style:style>
    <style:style style:name="T48" style:family="text">
      <style:text-properties officeooo:rsid="00f3aca8"/>
    </style:style>
    <style:style style:name="T49" style:family="text">
      <style:text-properties officeooo:rsid="00f59b62"/>
    </style:style>
    <style:style style:name="T50" style:family="text">
      <style:text-properties fo:color="#ce181e"/>
    </style:style>
    <style:style style:name="T51" style:family="text">
      <style:text-properties fo:color="#ce181e" officeooo:rsid="00f59b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ow level ideas</text:span></text:p>
      <text:list xml:id="list2666646227" text:style-name="L1">
        <text:list-item>
          <text:p text:style-name="P25">Don't crash into a base converted ship if I don't mind the opponent's base to avoid losing my ships unnecessarily</text:p>
          <text:list>
            <text:list-item>
              <text:p text:style-name="P26">Decide what converting ships I want to let convert peacefully</text:p>
            </text:list-item>
            <text:list-item>
              <text:p text:style-name="P27">Treat it as an existing base to avoid accidentally running into it!</text:p>
            </text:list-item>
            <text:list-item>
              <text:p text:style-name="P28">Handle boxed_in_attack_squares – <text:span text:style-name="T21">set all 5 to False in case we don’t want to attack the converting ship.</text:span></text:p>
            </text:list-item>
            <text:list-item>
              <text:p text:style-name="P28">Handle box in logic – abort attack <text:span text:style-name="T22">for boxed in squares</text:span></text:p>
            </text:list-item>
            <text:list-item>
              <text:p text:style-name="P28">Handle hoarding logic – don’t attack the convert square!</text:p>
            </text:list-item>
            <text:list-item>
              <text:p text:style-name="P29">Handle plan to actions logic – treat the newly converted base as an existing bad position</text:p>
            </text:list-item>
          </text:list>
        </text:list-item>
        <text:list-item>
          <text:p text:style-name="P30">Never ignore a zero halite ship <text:span text:style-name="T20">that is on a non zero halite square </text:span>and is boxed in by zero halite ships - assume it performs zero distance attacks. <text:span text:style-name="T4">Ignore it in the zero distance accounting!</text:span></text:p>
        </text:list-item>
      </text:list>
      <text:p text:style-name="P1"/>
      <text:p text:style-name="P6"><text:span text:style-name="T1">Str</text:span><text:span text:style-name="T3">ategic</text:span><text:span text:style-name="T1"> ideas</text:span></text:p>
      <text:list xml:id="list3528759344" text:style-name="L2">
        <text:list-item>
          <text:p text:style-name="P49"><text:span text:style-name="T16">Fix the base abandoning/</text:span><text:span text:style-name="T17">defense</text:span><text:span text:style-name="T16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16">). </text:span><text:span text:style-name="T18">Bug: I was defending the wrong base.</text:span></text:p>
        </text:list-item>
        <text:list-item>
          <text:p text:style-name="P32"><text:span text:style-name="T9">D</text:span><text:span text:style-name="T8">efend &gt; 1 base</text:span></text:p>
        </text:list-item>
        <text:list-item>
          <text:p text:style-name="P37">Allow returning to an abandoned base if I can do so safely</text:p>
        </text:list-item>
        <text:list-item>
          <text:p text:style-name="P38">Don’t attack an opponent when it will likely get me killed afterwards (unless if I’m winning and attacking the number 2)</text:p>
        </text:list-item>
        <text:list-item>
          <text:p text:style-name="P39">Add the number of bases in the approximate scores</text:p>
        </text:list-item>
        <text:list-item>
          <text:p text:style-name="P40">Ignore the max ship schedule for now – set a very high schedule</text:p>
        </text:list-item>
        <text:list-item>
          <text:p text:style-name="P41">Reduce aggressive camping patience - once I am attacked I should be careful when camping <text:span text:style-name="T5">(except when winning). The real issue here was that camping scores were too high and bad directions are ignored for some camping stages – lowering the camping bonus scores addressed the underlying issue</text:span></text:p>
        </text:list-item>
        <text:list-item>
          <text:p text:style-name="P42">Don’t keep rebuilding bases after abandonment – stop at <text:span text:style-name="T27">3 non permanently camped not attacked positions</text:span></text:p>
        </text:list-item>
        <text:list-item>
          <text:p text:style-name="P43">Strategically create &gt; 1 base</text:p>
          <text:list>
            <text:list-item>
              <text:p text:style-name="P50"><text:span text:style-name="T19">A</text:span><text:span text:style-name="T16">void conflicts: mark convert ships as unavailable for subsequent actions</text:span></text:p>
            </text:list-item>
            <text:list-item>
              <text:p text:style-name="P33"><text:span text:style-name="T8">Smarter return on rescue missions – </text:span><text:span text:style-name="T10">return to the nearest active base </text:span><text:span text:style-name="T11">that is not permanently camped</text:span></text:p>
            </text:list-item>
            <text:list-item>
              <text:p text:style-name="P34"><text:span text:style-name="T13">S</text:span><text:span text:style-name="T8">core the best triangle points as a function of the enclosed and potential halite</text:span></text:p>
            </text:list-item>
            <text:list-item>
              <text:p text:style-name="P35"><text:span text:style-name="T12">A</text:span><text:span text:style-name="T13">ttack campers at strategic bases</text:span></text:p>
            </text:list-item>
            <text:list-item>
              <text:p text:style-name="P36"><text:span text:style-name="T13">Attack bases not only based on distance to the main base </text:span><text:span text:style-name="T12">but on distance to </text:span><text:span text:style-name="T14">any non abandoned </text:span><text:span text:style-name="T12">bases</text:span></text:p>
            </text:list-item>
            <text:list-item>
              <text:p text:style-name="P44">Review spawning strategy – where to spawn</text:p>
            </text:list-item>
            <text:list-item>
              <text:p text:style-name="P45">Smarter number of defenders per base</text:p>
            </text:list-item>
          </text:list>
        </text:list-item>
        <text:list-item>
          <text:p text:style-name="P51"><text:span text:style-name="T25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 </text:span><text:span text:style-name="T26">Probably obsolete when strategically creating &gt; 1 base</text:span></text:p>
        </text:list-item>
      </text:list>
      <text:p text:style-name="P2"/>
      <text:p text:style-name="P5">Open <text:span text:style-name="T6">questions</text:span></text:p>
      <text:list xml:id="list185507093907739" text:continue-numbering="true" text:style-name="L2">
        <text:list-item>
          <text:p text:style-name="P52"><text:span text:style-name="T15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31">Explanation: equal halite ships and <text:span text:style-name="T7">a threat at D2 – resulted in incorrectly ignoring the threat at D1 (FIXED)</text:span></text:p>
        </text:list-item>
      </text:list>
      <text:p text:style-name="P3"/>
      <text:p text:style-name="P7"><text:span text:style-name="T23">Later t</text:span>his week development <text:span text:style-name="T23">ideas</text:span></text:p>
      <text:list xml:id="list185507507787010" text:continue-numbering="true" text:style-name="L2">
        <text:list-item>
          <text:p text:style-name="P46"><text:soft-page-break/>Strategically create &gt; 1 base</text:p>
        </text:list-item>
        <text:list-item>
          <text:p text:style-name="P47">Min return to base multiplier of 0.99 when returning to it is safe</text:p>
        </text:list-item>
        <text:list-item>
          <text:p text:style-name="P53">Cut off opponents from desired escape directions in pack hunting</text:p>
        </text:list-item>
        <text:list-item>
          <text:p text:style-name="P54">Try out farming Fei Wang strategy - Factor in the <text:span text:style-name="T28">boxed in halite of bases into the score</text:span></text:p>
        </text:list-item>
        <text:list-item>
          <text:p text:style-name="P55">Smarter rescue strategy (avoid aggressive attackers) <text:span text:style-name="T24">(also: more aggressive attacking in predictable opponent behavior: loops and rescue).</text:span></text:p>
          <text:p text:style-name="P48"><text:span text:style-name="T24">Maybe learn to take the place of an attacker if they can safely attack my ship – see </text:span><text:a xlink:type="simple" xlink:href="https://www.kaggle.com/c/halite/submissions?dialog=episodes-episode-2837714" text:style-name="Internet_20_link" text:visited-style-name="Visited_20_Internet_20_Link">https://www.kaggle.com/c/halite/submissions?dialog=episodes-episode-2837714</text:a> <text:span text:style-name="T29">step 207.</text:span></text:p>
        </text:list-item>
        <text:list-item>
          <text:p text:style-name="P56">Better coordination in pack hunting (less solo ships)</text:p>
        </text:list-item>
        <text:list-item>
          <text:p text:style-name="P57">Box in pack hunting</text:p>
        </text:list-item>
      </text:list>
      <text:p text:style-name="P10"/>
      <text:p text:style-name="P8"><text:span text:style-name="T23">Later t</text:span>his week development <text:span text:style-name="T23">ideas</text:span></text:p>
      <text:p text:style-name="P8"/>
      <text:p text:style-name="P9">Final submissions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11">Submission name</text:p>
          </table:table-cell>
          <table:table-cell table:style-name="Table1.A1" office:value-type="string">
            <text:p text:style-name="P11">Camping strategy</text:p>
            <text:p text:style-name="P21">start_camp_if_not_winning</text:p>
          </table:table-cell>
          <table:table-cell table:style-name="Table1.A1" office:value-type="string">
            <text:p text:style-name="P11">Base strategy</text:p>
            <text:p text:style-name="P21">(triangle, independent, influence, potential)</text:p>
          </table:table-cell>
          <table:table-cell table:style-name="Table1.A1" office:value-type="string">
            <text:p text:style-name="P11">Standard ships early hunting</text:p>
          </table:table-cell>
          <table:table-cell table:style-name="Table1.E1" office:value-type="string">
            <text:p text:style-name="P12">Standard ships <text:span text:style-name="T31">late</text:span> hunting</text:p>
          </table:table-cell>
        </table:table-row>
        <table:table-row>
          <table:table-cell table:style-name="Table1.A2" office:value-type="string">
            <text:p text:style-name="P22">Rule actions v3 optimum 1 additional rules 18 influence base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(0, 8, 2, 15)</text:p>
          </table:table-cell>
          <table:table-cell table:style-name="Table1.A2" office:value-type="string">
            <text:p text:style-name="P16">10</text:p>
          </table:table-cell>
          <table:table-cell table:style-name="Table1.E2" office:value-type="string">
            <text:p text:style-name="P17">10</text:p>
          </table:table-cell>
        </table:table-row>
        <table:table-row>
          <table:table-cell table:style-name="Table1.A2" office:value-type="string">
            <text:p text:style-name="P22">Rule actions v3 optimum 1 additional rules 18 triangle base</text:p>
          </table:table-cell>
          <table:table-cell table:style-name="Table1.A2" office:value-type="string">
            <text:p text:style-name="P16">1</text:p>
            <text:p text:style-name="P16"/>
          </table:table-cell>
          <table:table-cell table:style-name="Table1.A2" office:value-type="string">
            <text:p text:style-name="P16">(20, 8, 1, 15)</text:p>
          </table:table-cell>
          <table:table-cell table:style-name="Table1.A2" office:value-type="string">
            <text:p text:style-name="P16">10</text:p>
          </table:table-cell>
          <table:table-cell table:style-name="Table1.E2" office:value-type="string">
            <text:p text:style-name="P17">10</text:p>
          </table:table-cell>
        </table:table-row>
        <table:table-row>
          <table:table-cell table:style-name="Table1.A2" office:value-type="string">
            <text:p text:style-name="P22">Rule actions v3 optimum 1 additional rules 23.py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(3, 0.5, 1, 10)</text:p>
          </table:table-cell>
          <table:table-cell table:style-name="Table1.A2" office:value-type="string">
            <text:p text:style-name="P13">5</text:p>
          </table:table-cell>
          <table:table-cell table:style-name="Table1.E2" office:value-type="string">
            <text:p text:style-name="P20">10</text:p>
          </table:table-cell>
        </table:table-row>
        <table:table-row>
          <table:table-cell table:style-name="Table1.A2" office:value-type="string">
            <text:p text:style-name="P23">Rule actions v3 optimum 1 additional rules 23 - <text:span text:style-name="T30">2</text:span>.py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3">(3, 0.5, 1, 10)</text:p>
          </table:table-cell>
          <table:table-cell table:style-name="Table1.A2" office:value-type="string">
            <text:p text:style-name="P18">5</text:p>
          </table:table-cell>
          <table:table-cell table:style-name="Table1.E2" office:value-type="string">
            <text:p text:style-name="P17">1<text:span text:style-name="T32">5</text:span></text:p>
          </table:table-cell>
        </table:table-row>
        <table:table-row>
          <table:table-cell table:style-name="Table1.A2" office:value-type="string">
            <text:p text:style-name="P23">Rule actions v3 optimum 1 additional rules 23 - <text:span text:style-name="T30">3</text:span>.py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4">(0, 8, 2, <text:span text:style-name="T30">15)</text:span></text:p>
          </table:table-cell>
          <table:table-cell table:style-name="Table1.A2" office:value-type="string">
            <text:p text:style-name="P18">5</text:p>
          </table:table-cell>
          <table:table-cell table:style-name="Table1.E2" office:value-type="string">
            <text:p text:style-name="P17">1<text:span text:style-name="T32">5</text:span></text:p>
          </table:table-cell>
        </table:table-row>
        <table:table-row>
          <table:table-cell table:style-name="Table1.A2" office:value-type="string">
            <text:p text:style-name="P23">Rule actions v3 optimum 1 additional rules 23 - <text:span text:style-name="T30">4</text:span>.py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4">(0, 8, 2, <text:span text:style-name="T30">15)</text:span></text:p>
          </table:table-cell>
          <table:table-cell table:style-name="Table1.A2" office:value-type="string">
            <text:p text:style-name="P15">5</text:p>
          </table:table-cell>
          <table:table-cell table:style-name="Table1.E2" office:value-type="string">
            <text:p text:style-name="P17">15</text:p>
          </table:table-cell>
        </table:table-row>
        <table:table-row>
          <table:table-cell table:style-name="Table1.A2" office:value-type="string">
            <text:p text:style-name="P24">Rule actions v3 optimum 1 additional rules 2<text:span text:style-name="T33">6</text:span>.py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3">(3, 0.5, 1, 10)</text:p>
          </table:table-cell>
          <table:table-cell table:style-name="Table1.A2" office:value-type="string">
            <text:p text:style-name="P18">5</text:p>
          </table:table-cell>
          <table:table-cell table:style-name="Table1.E2" office:value-type="string">
            <text:p text:style-name="P17">1<text:span text:style-name="T32">5</text:span></text:p>
          </table:table-cell>
        </table:table-row>
      </table:table>
      <text:p text:style-name="P9"/>
      <text:p text:style-name="P65"><text:span text:style-name="T34">Submissions Sep 14: </text:span>Rule actions v3 optimum 1 additional rules 27</text:p>
      <text:p text:style-name="P75">Camping strategy: <text:span text:style-name="T35">start_camp_if_not_winning </text:span><text:span text:style-name="T36">Fals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Submission name</text:p>
          </table:table-cell>
          <table:table-cell table:style-name="Table2.A1" office:value-type="string">
            <text:p text:style-name="P67"><text:span text:style-name="T34">Collect n step risk</text:span></text:p>
            <text:p text:style-name="P68"><text:span text:style-name="T37">(late hunting, after hunting)</text:span></text:p>
          </table:table-cell>
          <table:table-cell table:style-name="Table2.A1" office:value-type="string">
            <text:p text:style-name="P11">Base strategy</text:p>
            <text:p text:style-name="P21">(triangle, independent, influence, potential)</text:p>
          </table:table-cell>
          <table:table-cell table:style-name="Table2.A1" office:value-type="string">
            <text:p text:style-name="P71">Strategic base distance</text:p>
          </table:table-cell>
          <table:table-cell table:style-name="Table2.E1" office:value-type="string">
            <text:p text:style-name="P11">Standard ships <text:span text:style-name="T37">(</text:span><text:span text:style-name="T35">early </text:span><text:span text:style-name="T37">hunting, </text:span><text:span text:style-name="T36">late</text:span><text:span text:style-name="T35"> hunting</text:span><text:span text:style-name="T37">)</text:span></text:p>
          </table:table-cell>
        </table:table-row>
        <table:table-row>
          <table:table-cell table:style-name="Table2.A2" office:value-type="string">
            <text:p text:style-name="P77">Rule actions v3 optimum 1 additional rules 2<text:span text:style-name="T34">7 - 1</text:span>.py</text:p>
          </table:table-cell>
          <table:table-cell table:style-name="Table2.A2" office:value-type="string">
            <text:p text:style-name="P82">(0.5, 0.5)</text:p>
          </table:table-cell>
          <table:table-cell table:style-name="Table2.A2" office:value-type="string">
            <text:p text:style-name="P16">(20, 8, 1, 15)</text:p>
          </table:table-cell>
          <table:table-cell table:style-name="Table2.A2" office:value-type="string">
            <text:p text:style-name="P81">7</text:p>
          </table:table-cell>
          <table:table-cell table:style-name="Table2.E2" office:value-type="string">
            <text:p text:style-name="P82">(5, 15)</text:p>
          </table:table-cell>
        </table:table-row>
        <table:table-row>
          <table:table-cell table:style-name="Table2.A2" office:value-type="string">
            <text:p text:style-name="P77">Rule actions v3 optimum 1 additional rules 2<text:span text:style-name="T34">7 - 2</text:span>.py</text:p>
          </table:table-cell>
          <table:table-cell table:style-name="Table2.A2" office:value-type="string">
            <text:p text:style-name="P82">(0.3, 0.4)</text:p>
          </table:table-cell>
          <table:table-cell table:style-name="Table2.A2" office:value-type="string">
            <text:p text:style-name="P87">(0, 8, 2, <text:span text:style-name="T30">15)</text:span></text:p>
          </table:table-cell>
          <table:table-cell table:style-name="Table2.A2" office:value-type="string">
            <text:p text:style-name="P81">7</text:p>
          </table:table-cell>
          <table:table-cell table:style-name="Table2.E2" office:value-type="string">
            <text:p text:style-name="P82">(2, 15)</text:p>
          </table:table-cell>
        </table:table-row>
        <table:table-row>
          <table:table-cell table:style-name="Table2.A2" office:value-type="string">
            <text:p text:style-name="P77">Rule actions v3 optimum 1 additional rules 2<text:span text:style-name="T34">7 - 3</text:span>.py</text:p>
          </table:table-cell>
          <table:table-cell table:style-name="Table2.A2" office:value-type="string">
            <text:p text:style-name="P82">(0.2, 0.2)</text:p>
          </table:table-cell>
          <table:table-cell table:style-name="Table2.A2" office:value-type="string">
            <text:p text:style-name="P87">(3, 0.5, 1, 10)</text:p>
          </table:table-cell>
          <table:table-cell table:style-name="Table2.A2" office:value-type="string">
            <text:p text:style-name="P81">8</text:p>
          </table:table-cell>
          <table:table-cell table:style-name="Table2.E2" office:value-type="string">
            <text:p text:style-name="P82">(5, 20)</text:p>
          </table:table-cell>
        </table:table-row>
      </table:table>
      <text:p text:style-name="P9"/>
      <text:p text:style-name="P60"><text:span text:style-name="T39">Submitted on Sep 15 (with victory logic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80">Rule actions v3 optimum 1 additional rules 2<text:span text:style-name="T34">7 - 4</text:span>.py</text:p>
          </table:table-cell>
          <table:table-cell table:style-name="Table3.A1" office:value-type="string">
            <text:p text:style-name="P97">(0.2, 0.5)</text:p>
          </table:table-cell>
          <table:table-cell table:style-name="Table3.A1" office:value-type="string">
            <text:p text:style-name="P95">(20, 8, 1, 15)</text:p>
          </table:table-cell>
          <table:table-cell table:style-name="Table3.A1" office:value-type="string">
            <text:p text:style-name="P96">8</text:p>
          </table:table-cell>
          <table:table-cell table:style-name="Table3.E1" office:value-type="string">
            <text:p text:style-name="P97">(2, 20)</text:p>
          </table:table-cell>
        </table:table-row>
      </table:table>
      <text:p text:style-name="P61"/>
      <text:p text:style-name="P62">Meta analysis conclusions:</text:p>
      <text:list xml:id="list1103552222" text:style-name="L3">
        <text:list-item>
          <text:p text:style-name="P63">Triangle &gt; influence base strategy</text:p>
        </text:list-item>
        <text:list-item>
          <text:p text:style-name="P88">(3, 0.5, 1, 10) <text:span text:style-name="T44">&gt; influence base strategy</text:span></text:p>
        </text:list-item>
      </text:list>
      <text:p text:style-name="P90"/>
      <text:p text:style-name="P90">Sweep over:</text:p>
      <text:list xml:id="list1180329128" text:style-name="L4">
        <text:list-item>
          <text:p text:style-name="P92">Triangle or hand-picked base strategy</text:p>
        </text:list-item>
        <text:list-item>
          <text:p text:style-name="P91">Strategic base distance: 7-9</text:p>
        </text:list-item>
        <text:list-item>
          <text:p text:style-name="P91">Number of standard and initial ships early/late hunting</text:p>
        </text:list-item>
      </text:list>
      <text:p text:style-name="P90"/>
      <text:p text:style-name="P93">Keep fixed:</text:p>
      <text:list xml:id="list1677531" text:style-name="L6">
        <text:list-item>
          <text:p text:style-name="P100"><text:span text:style-name="T46">(0.2, 0.5) collect n step risk</text:span></text:p>
        </text:list-item>
        <text:list-item>
          <text:p text:style-name="P100"><text:span text:style-name="T46">Start camp if not winning: False</text:span></text:p>
        </text:list-item>
      </text:list>
      <text:list xml:id="list185505861203348" text:continue-list="list1103552222" text:style-name="L3">
        <text:list-header>
          <text:p text:style-name="P63"/>
        </text:list-header>
      </text:list>
      <text:p text:style-name="P64"><text:span text:style-name="T42">Final s</text:span><text:span text:style-name="T41">ubmissions Sep 1</text:span><text:span text:style-name="T42">5</text:span><text:span text:style-name="T41">: </text:span><text:span text:style-name="T40">Rule actions v3 optimum 1 additional rules 2</text:span><text:span text:style-name="T43">9</text:span></text:p>
      <text:p text:style-name="P76">Camping strategy: <text:span text:style-name="T35">start_camp_if_not_winning </text:span><text:span text:style-name="T36">Fals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9">Submission name</text:p>
          </table:table-cell>
          <table:table-cell table:style-name="Table4.A1" office:value-type="string">
            <text:p text:style-name="P69">Base strategy</text:p>
            <text:p text:style-name="P74">(triangle, independent, influence, potential)</text:p>
          </table:table-cell>
          <table:table-cell table:style-name="Table4.A1" office:value-type="string">
            <text:p text:style-name="P72">Strategic base distance</text:p>
          </table:table-cell>
          <table:table-cell table:style-name="Table4.D1" office:value-type="string">
            <text:p text:style-name="P70">Standard ships <text:span text:style-name="T37">(</text:span><text:span text:style-name="T35">early </text:span><text:span text:style-name="T37">hunting,</text:span></text:p>
            <text:p text:style-name="P70"><text:span text:style-name="T37"><text:s/></text:span><text:span text:style-name="T36">late</text:span><text:span text:style-name="T35"> hunting</text:span><text:span text:style-name="T37">)</text:span></text:p>
          </table:table-cell>
        </table:table-row>
        <table:table-row>
          <table:table-cell table:style-name="Table4.A2" office:value-type="string">
            <text:p text:style-name="P78">Rule actions v3 optimum 1 additional rules 2<text:span text:style-name="T45">9 - 1</text:span>.py</text:p>
          </table:table-cell>
          <table:table-cell table:style-name="Table4.A2" office:value-type="string">
            <text:p text:style-name="P86">(20, 8, 1, 15)</text:p>
          </table:table-cell>
          <table:table-cell table:style-name="Table4.A2" office:value-type="string">
            <text:p text:style-name="P98">7</text:p>
          </table:table-cell>
          <table:table-cell table:style-name="Table4.D2" office:value-type="string">
            <text:p text:style-name="P99">(<text:span text:style-name="T48">5</text:span>, <text:span text:style-name="T47">20</text:span>)</text:p>
          </table:table-cell>
        </table:table-row>
        <table:table-row>
          <table:table-cell table:style-name="Table4.A2" office:value-type="string">
            <text:p text:style-name="P79">Rule actions v3 optimum 1 additional rules 2<text:span text:style-name="T45">9 - 2</text:span>.py</text:p>
          </table:table-cell>
          <table:table-cell table:style-name="Table4.A2" office:value-type="string">
            <text:p text:style-name="P86">(20, 8, 1, 15)</text:p>
          </table:table-cell>
          <table:table-cell table:style-name="Table4.A2" office:value-type="string">
            <text:p text:style-name="P94">8</text:p>
          </table:table-cell>
          <table:table-cell table:style-name="Table4.D2" office:value-type="string">
            <text:p text:style-name="P84">(<text:span text:style-name="T51">2</text:span><text:span text:style-name="T50">,</text:span> 15)</text:p>
          </table:table-cell>
        </table:table-row>
        <table:table-row>
          <table:table-cell table:style-name="Table4.A2" office:value-type="string">
            <text:p text:style-name="P79">Rule actions v3 optimum 1 additional rules 2<text:span text:style-name="T45">9 - 3</text:span>.py</text:p>
          </table:table-cell>
          <table:table-cell table:style-name="Table4.A2" office:value-type="string">
            <text:p text:style-name="P89">(3, 0.5, 1, 10)</text:p>
          </table:table-cell>
          <table:table-cell table:style-name="Table4.A2" office:value-type="string">
            <text:p text:style-name="P94">7</text:p>
          </table:table-cell>
          <table:table-cell table:style-name="Table4.D2" office:value-type="string">
            <text:p text:style-name="P84">(<text:span text:style-name="T48">5</text:span>, 15)</text:p>
          </table:table-cell>
        </table:table-row>
        <table:table-row>
          <table:table-cell table:style-name="Table4.A2" office:value-type="string">
            <text:p text:style-name="P79">Rule actions v3 optimum 1 additional rules 2<text:span text:style-name="T45">9 - 4</text:span>.py</text:p>
          </table:table-cell>
          <table:table-cell table:style-name="Table4.A2" office:value-type="string">
            <text:p text:style-name="P89">(3, 0.5, 1, 10)</text:p>
          </table:table-cell>
          <table:table-cell table:style-name="Table4.A2" office:value-type="string">
            <text:p text:style-name="P98">8</text:p>
          </table:table-cell>
          <table:table-cell table:style-name="Table4.D2" office:value-type="string">
            <text:p text:style-name="P99">(<text:span text:style-name="T51">2</text:span><text:span text:style-name="T50">,</text:span> 20)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9-15T18:55:05.134832173</dc:date>
    <meta:editing-duration>P26DT14H1M53S</meta:editing-duration>
    <meta:editing-cycles>159</meta:editing-cycles>
    <meta:document-statistic meta:table-count="4" meta:image-count="0" meta:object-count="0" meta:page-count="3" meta:paragraph-count="148" meta:word-count="1000" meta:character-count="5593" meta:non-whitespace-character-count="4771"/>
  </office:meta>
</office:document-meta>
</file>